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DejaVu LGC Sans Mono" svg:font-family="'DejaVu LGC Sans 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Table">
      <style:paragraph-properties fo:margin-left="1.468cm" fo:margin-right="-0.004cm" fo:text-indent="-1.469cm" style:auto-text-indent="false">
        <style:tab-stops/>
      </style:paragraph-properties>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2.54cm" fo:margin-right="0cm" fo:text-indent="0cm" style:auto-text-indent="false"/>
    </style:style>
    <style:style style:name="P4" style:family="paragraph" style:parent-style-name="Standard">
      <style:paragraph-properties fo:margin-left="-1.27cm" fo:margin-right="0cm" fo:text-indent="0cm" style:auto-text-indent="false"/>
    </style:style>
    <style:style style:name="P5" style:family="paragraph" style:parent-style-name="Standard">
      <style:paragraph-properties fo:margin-left="1.27cm" fo:margin-right="0cm" fo:text-indent="0cm" style:auto-text-indent="false"/>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4">
      <style:paragraph-properties fo:margin-left="2.54cm" fo:margin-right="0cm" fo:text-indent="-0.635cm" style:auto-text-indent="false"/>
    </style:style>
    <style:style style:name="P11"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10pt" style:font-size-asian="10pt" style:font-size-complex="10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ipidomics</text:h>
      <text:h text:style-name="Heading_20_2" text:outline-level="2">MassHunter Pre-processing script</text:h>
      <text:p text:style-name="Standard">This script takes .csv files from MassHunter and prepares multiple .csv files as output.</text:p>
      <text:h text:style-name="Heading_20_3" text:outline-level="3">Input requirements</text:h>
      <text:h text:style-name="Heading_20_6" text:outline-level="6">File names</text:h>
      <text:list xml:id="list1257735181" text:style-name="L1">
        <text:list-item>
          <text:p text:style-name="P6">Single entry for 'Standard', labelled with 'std' in the file name</text:p>
        </text:list-item>
      </text:list>
      <text:p text:style-name="P4"><text:tab/><text:tab/><text:tab/>e.g. 'Mix-std-12.d' and 'std.98.d' are acceptable</text:p>
      <text:list xml:id="list316175688" text:style-name="L2">
        <text:list-item>
          <text:p text:style-name="P7">Group names must be the first part of the file name, followed by an underscore</text:p>
        </text:list-item>
      </text:list>
      <text:p text:style-name="P3">e.g. 'Flower_1.d' and 'leaf.upper_24.d' will become part of groups 'Flower' and 'leaf.upper' respectively.</text:p>
      <text:h text:style-name="Heading_20_6" text:outline-level="6">Compound names</text:h>
      <text:list xml:id="list286994193" text:style-name="L3">
        <text:list-item>
          <text:p text:style-name="P8">Abbreviated compound class followed by '('</text:p>
        </text:list-item>
      </text:list>
      <text:p text:style-name="Standard"><text:tab/><text:tab/>e.g. CE (), PG(34:1), LPC(std) are acceptable (whitespace is removed automagically)</text:p>
      <text:list xml:id="list1156219828" text:style-name="L4">
        <text:list-item>
          <text:p text:style-name="P9">Internal standards must have 'IS' in the compound name </text:p>
          <text:p text:style-name="P10">If a compound's name has 'is' in it, for example 'h<text:span text:style-name="T1">is</text:span>tidinyl choline', this will need to be edited otherwise it will be used <text:span text:style-name="T2">only</text:span> as an internal standard, and won't show up in the results</text:p>
        </text:list-item>
        <text:list-item>
          <text:p text:style-name="P9">The compound that will be used for normalisation must be labelled with “d” and a number (i.e. the number of deuterated components) before the compound class (e.g. d4LPC, d9.PC, d6_PE are all acceptable). </text:p>
          <text:list>
            <text:list-item>
              <text:p text:style-name="P9">If it isn't a deuterated compound, labelling it with a pretend “d4” or similar at the start (“d” and any number) will cause it to be treated as the compound to use for normalisation.</text:p>
            </text:list-item>
          </text:list>
        </text:list-item>
      </text:list>
      <text:p text:style-name="Standard"/>
      <text:h text:style-name="Heading_20_3" text:outline-level="3">Function</text:h>
      <text:p text:style-name="P2">The output file from MassHunter is a remarkably ugly .csv file. Provided the requirements above are satisfied, this script will take the file name column and use that as the basis for generating the sample and group names, and then split out the retention time and area columns for each compound to separate .csv files.</text:p>
      <text:p text:style-name="P2"/>
      <text:p text:style-name="P2">The internal standards are then used to calculate concentrations for each compound by dividing it by the internal standard for that class of compound. This data is then saved as a .csv file. A separate .csv file contains the average and standard error of the mean for the groups, and another file has the sum of the means for each class of compound for each group. </text:p>
      <text:p text:style-name="P2"><text:soft-page-break/></text:p>
      <text:p text:style-name="P2">For example, if you had the following matrix with 8 samples in 2 groups (flower and leaf), with two compound classes (PG and PC):</text:p>
      <text:p text:style-name="P2"/>
      <text:p text:style-name="P2"><draw:frame draw:style-name="fr1" draw:name="Frame1" text:anchor-type="paragraph" svg:x="0.014cm" svg:y="0cm" svg:width="16.736cm" draw:z-index="0"><draw:text-box fo:min-height="5.015cm"><text:p text:style-name="Table"><draw:frame draw:style-name="fr2" draw:name="Object1" text:anchor-type="paragraph" svg:x="0.004cm" svg:y="0.002cm" svg:width="16.702cm" style:rel-width="100%" svg:height="5.154cm" style:rel-height="scale" draw:z-index="1"><draw:object xlink:href="./Object 1" xlink:type="simple" xlink:show="embed" xlink:actuate="onLoad"/><draw:image xlink:href="./ObjectReplacements/Object 1" xlink:type="simple" xlink:show="embed" xlink:actuate="onLoad"/></draw:frame>Table <text:sequence text:ref-name="refTable0" text:name="Table" text:formula="ooow:Table+1" style:num-format="1">1</text:sequence>: Concentrations of lipids in samples.</text:p></draw:text-box></draw:frame></text:p>
      <text:p text:style-name="P2">This would then become:</text:p>
      <text:p text:style-name="P2"/>
      <text:p text:style-name="P2"><draw:frame draw:style-name="fr1" draw:name="Frame2" text:anchor-type="paragraph" svg:x="0.023cm" svg:y="0cm" svg:width="17.134cm" draw:z-index="2"><draw:text-box fo:min-height="2.836cm"><text:p text:style-name="Table"><draw:frame draw:style-name="fr2" draw:name="Object2" text:anchor-type="paragraph" svg:x="0.004cm" svg:y="0.002cm" svg:width="17.145cm" style:rel-width="100%" svg:height="2.522cm" style:rel-height="scale" draw:z-index="3"><draw:object xlink:href="./Object 2" xlink:type="simple" xlink:show="embed" xlink:actuate="onLoad"/><draw:image xlink:href="./ObjectReplacements/Object 2" xlink:type="simple" xlink:show="embed" xlink:actuate="onLoad"/></draw:frame>Table <text:sequence text:ref-name="refTable1" text:name="Table" text:formula="ooow:Table+1" style:num-format="1">2</text:sequence>: Average of concentrations (with standard error) for each group.</text:p></draw:text-box></draw:frame></text:p>
      <text:p text:style-name="P2">with the means and standard errors of the mean for the two groups, which is then further processed to:</text:p>
      <text:p text:style-name="P2"/>
      <text:p text:style-name="P2"><draw:frame draw:style-name="fr1" draw:name="Frame3" text:anchor-type="paragraph" svg:x="0.053cm" svg:y="0cm" svg:width="7.105cm" draw:z-index="4"><draw:text-box fo:min-height="4.233cm"><text:p text:style-name="P1"><draw:frame draw:style-name="fr3" draw:name="Object3" text:anchor-type="paragraph" svg:x="0cm" svg:y="0.213cm" svg:width="6.638cm" style:rel-width="100%" svg:height="2.434cm" style:rel-height="scale" draw:z-index="5"><draw:object xlink:href="./Object 3" xlink:type="simple" xlink:show="embed" xlink:actuate="onLoad"/><draw:image xlink:href="./ObjectReplacements/Object 3" xlink:type="simple" xlink:show="embed" xlink:actuate="onLoad"/></draw:frame>Table <text:sequence text:ref-name="refTable2" text:name="Table" text:formula="ooow:Table+1" style:num-format="1">3</text:sequence>: Sum of average concentrations in each class of compound.</text:p></draw:text-box></draw:frame></text:p>
      <text:p text:style-name="P2">showing the sum for each of the groups. This is also the case with the normalised values, where <text:sequence-ref text:reference-format="category-and-value" text:ref-name="refTable0">Table 1</text:sequence-ref> above is divided by the normalisation factor (the response factor for the specified reference compound), and then the same method is applied to generate the averages and sum of averages.</text:p>
      <text:h text:style-name="P11" text:outline-level="3">Usage</text:h>
      <text:p text:style-name="Standard">The script assumes that the value for the standard concentration is 5000nmol, the internal standards are to be kept in the output matrices and that there will be no normalisation. If this is the case, the script can be called by typing:</text:p>
      <text:p text:style-name="Standard"/>
      <text:p text:style-name="Standard"><text:span text:style-name="Source_20_Text">&gt; source(“mhproc.r”)</text:span></text:p>
      <text:p text:style-name="Standard"><text:span text:style-name="Source_20_Text">&gt; mhproc(“filename.csv”)</text:span></text:p>
      <text:p text:style-name="Standard">This is equivalent to:</text:p>
      <text:p text:style-name="Standard"><text:span text:style-name="Source_20_Text">&gt; mhproc(“filename.csv”,std_conc=5000,keep_IS=TRUE,norm=FALSE,norm_cpd=“”)</text:span></text:p>
      <text:p text:style-name="Standard"/>
      <text:p text:style-name="Standard">If you would like to change the defaults, you can replace mhproc() with any of the following:</text:p>
      <text:p text:style-name="Standard"/>
      <text:p text:style-name="P5">Don't keep the internal standards in the output matrices:</text:p>
      <text:p text:style-name="P5"><text:span text:style-name="Source_20_Text">&gt; mhproc(“filename.csv”,keep_IS=FALSE)</text:span></text:p>
      <text:p text:style-name="P5">Change the standard concentration:</text:p>
      <text:p text:style-name="P5"><text:span text:style-name="Source_20_Text">&gt; mhproc(“filename.csv”,std_conc=2500)</text:span></text:p>
      <text:p text:style-name="P5">Do perform normalisation, using d1LPC(15:0)/IS as the internal standard:</text:p>
      <text:p text:style-name="P5"><text:span text:style-name="Source_20_Text">&gt; mhproc(“filename.csv”,norm=TRUE,norm_cpd=“d1LPC”)</text:span></text:p>
      <text:p text:style-name="P5">Change all defaults:</text:p>
      <text:p text:style-name="P5"><text:span text:style-name="Source_20_Text"><text:span text:style-name="T3">&gt; mhproc(“filename.csv”,std_conc=2500,keep_IS=FALSE,norm=TRUE,norm_cpd=“d7PE”)</text:span></text:span></text:p>
      <text:p text:style-name="Standard"/>
      <text:p text:style-name="Standard"><text:span text:style-name="T2">Note</text:span>: The name for the norm_cpd is the compound <text:span text:style-name="T2">class</text:span>, not the whole name.</text:p>
      <text:p text:style-name="Standard"/>
      <text:h text:style-name="Heading_20_3" text:outline-level="3">Further</text:h>
      <text:p text:style-name="Standard">To incorporate all the output .csv files into a single .xls file, use the import_multi_csv macro. This is available at <text:a xlink:type="simple" xlink:href="http://code.google.com/p/ma-bioinformatics/">http://code.google.com/p/ma-bioinformatics/</text:a> under Excel-macros </text:p>
      <text:p text:style-name="Standard"/>
      <text:p text:style-name="Standard"><text:span text:style-name="T2">Note</text:span>: Macro only available for Microsoft Exc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DejaVu LGC Sans Mono" svg:font-family="'DejaVu LGC Sans 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en" fo:country="AU"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Nimbus Mono L" fo:font-size="10pt" style:font-name-asian="DejaVu LGC Sans Mono" style:font-name-complex="Nimbus Mono 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irus bowne</meta:initial-creator>
    <meta:creation-date>2010-09-13T11:16:17</meta:creation-date>
    <meta:generator>OpenOffice.org/3.2$Linux OpenOffice.org_project/320m18$Build-9502</meta:generator>
    <dc:date>2011-01-27T12:06:14</dc:date>
    <dc:creator>jairus bowne</dc:creator>
    <meta:editing-duration>PT06H08M14S</meta:editing-duration>
    <meta:editing-cycles>8</meta:editing-cycles>
    <meta:document-statistic meta:table-count="0" meta:image-count="0" meta:object-count="3" meta:page-count="3" meta:paragraph-count="45" meta:word-count="602" meta:character-count="382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co1" style:family="table-column">
      <style:table-column-properties fo:break-before="auto" style:column-width="17.36mm"/>
    </style:style>
    <style:style style:name="co2" style:family="table-column">
      <style:table-column-properties fo:break-before="auto" style:column-width="13.37mm"/>
    </style:style>
    <style:style style:name="co3" style:family="table-column">
      <style:table-column-properties fo:break-before="auto" style:column-width="21.31mm"/>
    </style:style>
    <style:style style:name="co4" style:family="table-column">
      <style:table-column-properties fo:break-before="auto" style:column-width="17.89mm"/>
    </style:style>
    <style:style style:name="co5" style:family="table-column">
      <style:table-column-properties fo:break-before="auto" style:column-width="19.88mm"/>
    </style:style>
    <style:style style:name="co6" style:family="table-column">
      <style:table-column-properties fo:break-before="auto" style:column-width="17.32mm"/>
    </style:style>
    <style:style style:name="co7" style:family="table-column">
      <style:table-column-properties fo:break-before="auto" style:column-width="22.67mm"/>
    </style:style>
    <style:style style:name="ro1" style:family="table-row">
      <style:table-row-properties style:row-height="5.5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2mm solid #000000"/>
      <style:text-properties fo:font-weight="bold" style:font-weight-asian="bold" style:font-weight-complex="bold"/>
    </style:style>
    <style:style style:name="ce2" style:family="table-cell" style:parent-style-name="Default">
      <style:table-cell-properties fo:border="0.02m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4" table:default-cell-style-name="ce2"/>
        <table:table-column table:style-name="co3" table:default-cell-style-name="ce2"/>
        <table:table-row table:style-name="ro1">
          <table:table-cell table:style-name="ce1" office:value-type="string">
            <text:p>Sample</text:p>
          </table:table-cell>
          <table:table-cell table:style-name="ce1" office:value-type="string">
            <text:p>Group</text:p>
          </table:table-cell>
          <table:table-cell table:style-name="ce1" office:value-type="string">
            <text:p>CE(17:0)/IS</text:p>
          </table:table-cell>
          <table:table-cell table:style-name="ce1" office:value-type="string">
            <text:p>CE(21:0)</text:p>
          </table:table-cell>
          <table:table-cell table:style-name="ce1" office:value-type="string">
            <text:p>CE(24:6)</text:p>
          </table:table-cell>
          <table:table-cell table:style-name="ce1" office:value-type="string">
            <text:p>CE(25:4)</text:p>
          </table:table-cell>
          <table:table-cell table:style-name="ce1" office:value-type="string">
            <text:p>PG(15:0)</text:p>
          </table:table-cell>
          <table:table-cell table:style-name="ce1" office:value-type="string">
            <text:p>PG(16:0)</text:p>
          </table:table-cell>
          <table:table-cell table:style-name="ce1" office:value-type="string">
            <text:p>PG(17:0)</text:p>
          </table:table-cell>
          <table:table-cell table:style-name="ce1" office:value-type="string">
            <text:p>PG(34:1)/IS</text:p>
          </table:table-cell>
        </table:table-row>
        <table:table-row table:style-name="ro1">
          <table:table-cell office:value-type="string">
            <text:p>Flower_1</text:p>
          </table:table-cell>
          <table:table-cell office:value-type="string">
            <text:p>Flower</text:p>
          </table:table-cell>
          <table:table-cell office:value-type="float" office:value="14931.3408723748">
            <text:p>14931.34</text:p>
          </table:table-cell>
          <table:table-cell office:value-type="float" office:value="12790.7915993538">
            <text:p>12790.79</text:p>
          </table:table-cell>
          <table:table-cell office:value-type="float" office:value="281425.686591276">
            <text:p>281425.69</text:p>
          </table:table-cell>
          <table:table-cell office:value-type="float" office:value="0">
            <text:p>0</text:p>
          </table:table-cell>
          <table:table-cell office:value-type="float" office:value="1115.48662985818">
            <text:p>1115.49</text:p>
          </table:table-cell>
          <table:table-cell office:value-type="float" office:value="2455.79372812241">
            <text:p>2455.79</text:p>
          </table:table-cell>
          <table:table-cell office:value-type="float" office:value="554.924037385876">
            <text:p>554.92</text:p>
          </table:table-cell>
          <table:table-cell office:value-type="float" office:value="16.8705568185919">
            <text:p>16.87</text:p>
          </table:table-cell>
        </table:table-row>
        <table:table-row table:style-name="ro1">
          <table:table-cell office:value-type="string">
            <text:p>Flower_2</text:p>
          </table:table-cell>
          <table:table-cell office:value-type="string">
            <text:p>Flower</text:p>
          </table:table-cell>
          <table:table-cell office:value-type="float" office:value="13614.7011308562">
            <text:p>13614.7</text:p>
          </table:table-cell>
          <table:table-cell office:value-type="float" office:value="11873.9903069467">
            <text:p>11873.99</text:p>
          </table:table-cell>
          <table:table-cell office:value-type="float" office:value="331619.547657512">
            <text:p>331619.55</text:p>
          </table:table-cell>
          <table:table-cell office:value-type="float" office:value="2810.98546042003">
            <text:p>2810.99</text:p>
          </table:table-cell>
          <table:table-cell office:value-type="float" office:value="958.82501533687">
            <text:p>958.83</text:p>
          </table:table-cell>
          <table:table-cell office:value-type="float" office:value="2733.25574681534">
            <text:p>2733.26</text:p>
          </table:table-cell>
          <table:table-cell office:value-type="float" office:value="476.70600122695">
            <text:p>476.71</text:p>
          </table:table-cell>
          <table:table-cell office:value-type="float" office:value="0">
            <text:p>0</text:p>
          </table:table-cell>
        </table:table-row>
        <table:table-row table:style-name="ro1">
          <table:table-cell office:value-type="string">
            <text:p>Flower_3</text:p>
          </table:table-cell>
          <table:table-cell office:value-type="string">
            <text:p>Flower</text:p>
          </table:table-cell>
          <table:table-cell office:value-type="float" office:value="15464.4588045234">
            <text:p>15464.46</text:p>
          </table:table-cell>
          <table:table-cell office:value-type="float" office:value="16288.3683360258">
            <text:p>16288.37</text:p>
          </table:table-cell>
          <table:table-cell office:value-type="float" office:value="43352.1809369952">
            <text:p>43352.18</text:p>
          </table:table-cell>
          <table:table-cell office:value-type="float" office:value="2544.42649434572">
            <text:p>2544.43</text:p>
          </table:table-cell>
          <table:table-cell office:value-type="float" office:value="1187.38948432031">
            <text:p>1187.39</text:p>
          </table:table-cell>
          <table:table-cell office:value-type="float" office:value="3901.15838475696">
            <text:p>3901.16</text:p>
          </table:table-cell>
          <table:table-cell office:value-type="float" office:value="589.522211396196">
            <text:p>589.52</text:p>
          </table:table-cell>
          <table:table-cell office:value-type="float" office:value="0">
            <text:p>0</text:p>
          </table:table-cell>
        </table:table-row>
        <table:table-row table:style-name="ro1">
          <table:table-cell office:value-type="string">
            <text:p>Flower_4</text:p>
          </table:table-cell>
          <table:table-cell office:value-type="string">
            <text:p>Flower</text:p>
          </table:table-cell>
          <table:table-cell office:value-type="float" office:value="7891.76090468497">
            <text:p>7891.76</text:p>
          </table:table-cell>
          <table:table-cell office:value-type="float" office:value="17209.2084006462">
            <text:p>17209.21</text:p>
          </table:table-cell>
          <table:table-cell office:value-type="float" office:value="40726.9789983845">
            <text:p>40726.98</text:p>
          </table:table-cell>
          <table:table-cell office:value-type="float" office:value="0">
            <text:p>0</text:p>
          </table:table-cell>
          <table:table-cell office:value-type="float" office:value="1103.30735087149">
            <text:p>1103.31</text:p>
          </table:table-cell>
          <table:table-cell office:value-type="float" office:value="4334.19941539461">
            <text:p>4334.2</text:p>
          </table:table-cell>
          <table:table-cell office:value-type="float" office:value="460.602287900112">
            <text:p>460.6</text:p>
          </table:table-cell>
          <table:table-cell office:value-type="float" office:value="0">
            <text:p>0</text:p>
          </table:table-cell>
        </table:table-row>
        <table:table-row table:style-name="ro1">
          <table:table-cell office:value-type="string">
            <text:p>Leaf_1</text:p>
          </table:table-cell>
          <table:table-cell office:value-type="string">
            <text:p>Leaf</text:p>
          </table:table-cell>
          <table:table-cell office:value-type="float" office:value="5904.68497576737">
            <text:p>5904.68</text:p>
          </table:table-cell>
          <table:table-cell office:value-type="float" office:value="9531.50242326333">
            <text:p>9531.5</text:p>
          </table:table-cell>
          <table:table-cell office:value-type="float" office:value="490888.529886914">
            <text:p>490888.53</text:p>
          </table:table-cell>
          <table:table-cell office:value-type="float" office:value="1635.7027463651">
            <text:p>1635.7</text:p>
          </table:table-cell>
          <table:table-cell office:value-type="float" office:value="526.50571975028">
            <text:p>526.51</text:p>
          </table:table-cell>
          <table:table-cell office:value-type="float" office:value="3041.75237270398">
            <text:p>3041.75</text:p>
          </table:table-cell>
          <table:table-cell office:value-type="float" office:value="455.595250983364">
            <text:p>455.6</text:p>
          </table:table-cell>
          <table:table-cell office:value-type="float" office:value="18.0884847172603">
            <text:p>18.09</text:p>
          </table:table-cell>
        </table:table-row>
        <table:table-row table:style-name="ro1">
          <table:table-cell office:value-type="string">
            <text:p>Leaf_2</text:p>
          </table:table-cell>
          <table:table-cell office:value-type="string">
            <text:p>Leaf</text:p>
          </table:table-cell>
          <table:table-cell office:value-type="float" office:value="4983.84491114701">
            <text:p>4983.84</text:p>
          </table:table-cell>
          <table:table-cell office:value-type="float" office:value="23206.7851373183">
            <text:p>23206.79</text:p>
          </table:table-cell>
          <table:table-cell office:value-type="float" office:value="428420.84006462">
            <text:p>428420.84</text:p>
          </table:table-cell>
          <table:table-cell office:value-type="float" office:value="3352.18093699515">
            <text:p>3352.18</text:p>
          </table:table-cell>
          <table:table-cell office:value-type="float" office:value="628.405687272202">
            <text:p>628.41</text:p>
          </table:table-cell>
          <table:table-cell office:value-type="float" office:value="2017.29457616109">
            <text:p>2017.29</text:p>
          </table:table-cell>
          <table:table-cell office:value-type="float" office:value="369.618563025513">
            <text:p>369.62</text:p>
          </table:table-cell>
          <table:table-cell office:value-type="float" office:value="0">
            <text:p>0</text:p>
          </table:table-cell>
        </table:table-row>
        <table:table-row table:style-name="ro1">
          <table:table-cell office:value-type="string">
            <text:p>Leaf_3</text:p>
          </table:table-cell>
          <table:table-cell office:value-type="string">
            <text:p>Leaf</text:p>
          </table:table-cell>
          <table:table-cell office:value-type="float" office:value="6712.4394184168">
            <text:p>6712.44</text:p>
          </table:table-cell>
          <table:table-cell office:value-type="float" office:value="13873.182552504">
            <text:p>13873.18</text:p>
          </table:table-cell>
          <table:table-cell office:value-type="float" office:value="332677.705977383">
            <text:p>332677.71</text:p>
          </table:table-cell>
          <table:table-cell office:value-type="float" office:value="0">
            <text:p>0</text:p>
          </table:table-cell>
          <table:table-cell office:value-type="float" office:value="762.287539244343">
            <text:p>762.29</text:p>
          </table:table-cell>
          <table:table-cell office:value-type="float" office:value="1962.84868824654">
            <text:p>1962.85</text:p>
          </table:table-cell>
          <table:table-cell office:value-type="float" office:value="532.460033921547">
            <text:p>532.46</text:p>
          </table:table-cell>
          <table:table-cell office:value-type="float" office:value="0">
            <text:p>0</text:p>
          </table:table-cell>
        </table:table-row>
        <table:table-row table:style-name="ro1">
          <table:table-cell office:value-type="string">
            <text:p>Leaf_4</text:p>
          </table:table-cell>
          <table:table-cell office:value-type="string">
            <text:p>Leaf</text:p>
          </table:table-cell>
          <table:table-cell office:value-type="float" office:value="5492.73021001615">
            <text:p>5492.73</text:p>
          </table:table-cell>
          <table:table-cell office:value-type="float" office:value="29297.253634895">
            <text:p>29297.25</text:p>
          </table:table-cell>
          <table:table-cell office:value-type="float" office:value="258263.327948304">
            <text:p>258263.33</text:p>
          </table:table-cell>
          <table:table-cell office:value-type="float" office:value="0">
            <text:p>0</text:p>
          </table:table-cell>
          <table:table-cell office:value-type="float" office:value="600.393345602829">
            <text:p>600.39</text:p>
          </table:table-cell>
          <table:table-cell office:value-type="float" office:value="3131.60838656129">
            <text:p>3131.61</text:p>
          </table:table-cell>
          <table:table-cell office:value-type="float" office:value="212.054779690376">
            <text:p>212.05</text:p>
          </table:table-cell>
          <table:table-cell office:value-type="float" office:value="0">
            <text:p>0</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table-cell">
      <style:table-cell-properties style:decimal-places="2"/>
      <style:paragraph-properties style:tab-stop-distance="12.7mm"/>
      <style:text-properties style:font-name="Nimbus Sans L" fo:language="en" fo:country="AU" style:font-name-asian="DejaVu LGC Sans" style:language-asian="zh" style:country-asian="CN" style:font-name-complex="DejaVu LGC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3" number:min-integer-digits="1"/>
    </number:number-style>
    <number:number-style style:name="N118">
      <number:number number:decimal-places="1" number:min-integer-digits="1"/>
    </number:number-style>
    <number:number-style style:name="N119">
      <number:number number:decimal-places="4" number:min-integer-digits="1"/>
    </number:number-style>
    <number:number-style style:name="N120">
      <number:number number:decimal-places="5" number:min-integer-digits="1"/>
    </number:number-style>
    <number:number-style style:name="N121P0" style:volatile="true">
      <number:text>$</number:text>
      <number:number number:decimal-places="0" number:min-integer-digits="1" number:grouping="true"/>
    </number:number-style>
    <number:number-style style:name="N121">
      <number:text>-$</number:text>
      <number:number number:decimal-places="0" number:min-integer-digits="1" number:grouping="true"/>
      <style:map style:condition="value()&gt;=0" style:apply-style-name="N121P0"/>
    </number:number-style>
    <number:number-style style:name="N122P0" style:volatile="true">
      <number:text>$</number:text>
      <number:number number:decimal-places="0" number:min-integer-digits="1" number:grouping="true"/>
    </number:number-style>
    <number:number-style style:name="N122">
      <style:text-properties fo:color="#ff0000"/>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2" number:min-integer-digits="1" number:grouping="true"/>
    </number:number-style>
    <number:number-style style:name="N123">
      <number:text>-$</number:text>
      <number:number number:decimal-places="2" number:min-integer-digits="1" number:grouping="true"/>
      <style:map style:condition="value()&gt;=0" style:apply-style-name="N123P0"/>
    </number:number-style>
    <number:number-style style:name="N124P0" style:volatile="true">
      <number:text>$</number:text>
      <number:number number:decimal-places="2" number:min-integer-digits="1" number:grouping="true"/>
    </number:number-style>
    <number:number-style style:name="N124">
      <style:text-properties fo:color="#ff0000"/>
      <number:text>-$</number:text>
      <number:number number:decimal-places="2" number:min-integer-digits="1" number:grouping="true"/>
      <style:map style:condition="value()&gt;=0" style:apply-style-name="N124P0"/>
    </number:number-style>
    <number:number-style style:name="N125P0" style:volatile="true">
      <number:text> </number:text>
      <number:number number:decimal-places="0" number:min-integer-digits="1" number:grouping="true"/>
      <number:text> </number:text>
    </number:number-style>
    <number:number-style style:name="N125P1" style:volatile="true">
      <number:text>-</number:text>
      <number:number number:decimal-places="0" number:min-integer-digits="1" number:grouping="true"/>
      <number:text> </number:text>
    </number:number-style>
    <number:number-style style:name="N125P2" style:volatile="true">
      <number:text> -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 $</number:text>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text> </number:text>
      <number:number number:decimal-places="2" number:min-integer-digits="1" number:grouping="true"/>
      <number:text> </number:text>
    </number:number-style>
    <number:number-style style:name="N127P1" style:volatile="true">
      <number:text>-</number:text>
      <number:number number:decimal-places="2" number:min-integer-digits="1" number:grouping="true"/>
      <number:text> </number:text>
    </number:number-style>
    <number:number-style style:name="N127P2" style:volatile="true">
      <number:text> -</number:text>
      <number:number number: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text> $</number:text>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integer-digits="3" number:min-exponent-digits="1"/>
    </number:number-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0.88mm solid #000000" fo:padding="0.18mm" fo:background-color="#c0c0c0">
          <style:background-image/>
        </style:header-footer-properties>
      </style:header-style>
      <style:footer-style>
        <style:header-footer-properties fo:min-height="7.51mm" fo:margin-left="0mm" fo:margin-right="0mm" fo:margin-top="2.5mm" fo:border="0.88mm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27">01/27/2011</text:date>, <text:time>11:52: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co1" style:family="table-column">
      <style:table-column-properties fo:break-before="auto" style:column-width="13.67mm"/>
    </style:style>
    <style:style style:name="co2" style:family="table-column">
      <style:table-column-properties fo:break-before="auto" style:column-width="17.46mm"/>
    </style:style>
    <style:style style:name="co3" style:family="table-column">
      <style:table-column-properties fo:break-before="auto" style:column-width="21.84mm"/>
    </style:style>
    <style:style style:name="co4" style:family="table-column">
      <style:table-column-properties fo:break-before="auto" style:column-width="20.37mm"/>
    </style:style>
    <style:style style:name="co5" style:family="table-column">
      <style:table-column-properties fo:break-before="auto" style:column-width="22.42mm"/>
    </style:style>
    <style:style style:name="co6" style:family="table-column">
      <style:table-column-properties fo:break-before="auto" style:column-width="18.33mm"/>
    </style:style>
    <style:style style:name="co7" style:family="table-column">
      <style:table-column-properties fo:break-before="auto" style:column-width="17.74mm"/>
    </style:style>
    <style:style style:name="co8" style:family="table-column">
      <style:table-column-properties fo:break-before="auto" style:column-width="17.73mm"/>
    </style:style>
    <style:style style:name="co9" style:family="table-column">
      <style:table-column-properties fo:break-before="auto" style:column-width="21.2mm"/>
    </style:style>
    <style:style style:name="co10" style:family="table-column">
      <style:table-column-properties fo:break-before="auto" style:column-width="22.67mm"/>
    </style:style>
    <style:style style:name="ro1" style:family="table-row">
      <style:table-row-properties style:row-height="5.77mm" fo:break-before="auto" style:use-optimal-row-height="true"/>
    </style:style>
    <style:style style:name="ro2" style:family="table-row">
      <style:table-row-properties style:row-height="5.5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2mm solid #000000"/>
      <style:text-properties fo:font-weight="bold" style:font-weight-asian="bold" style:font-weight-complex="bold"/>
    </style:style>
    <style:style style:name="ce2" style:family="table-cell" style:parent-style-name="Default">
      <style:table-cell-properties fo:border="0.02mm solid #000000"/>
    </style:style>
    <style:style style:name="ce3" style:family="table-cell" style:parent-style-name="Default" style:data-style-name="N118">
      <style:table-cell-properties fo:border="0.02m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4" table:default-cell-style-name="ce2"/>
        <table:table-column table:style-name="co8" table:default-cell-style-name="ce2"/>
        <table:table-column table:style-name="co9" table:default-cell-style-name="ce2"/>
        <table:table-column table:style-name="co10" table:number-columns-repeated="1014" table:default-cell-style-name="ce2"/>
        <table:table-row table:style-name="ro1">
          <table:table-cell table:style-name="ce1" office:value-type="string">
            <text:p>Group</text:p>
          </table:table-cell>
          <table:table-cell table:style-name="ce1" office:value-type="string">
            <text:p>StatType</text:p>
          </table:table-cell>
          <table:table-cell table:style-name="ce1" office:value-type="string">
            <text:p>CE(17:0)/IS</text:p>
          </table:table-cell>
          <table:table-cell table:style-name="ce1" office:value-type="string">
            <text:p>CE(21:0)</text:p>
          </table:table-cell>
          <table:table-cell table:style-name="ce1" office:value-type="string">
            <text:p>CE(24:6)</text:p>
          </table:table-cell>
          <table:table-cell table:style-name="ce1" office:value-type="string">
            <text:p>CE(25:4)</text:p>
          </table:table-cell>
          <table:table-cell table:style-name="ce1" office:value-type="string">
            <text:p>PG(15:0)</text:p>
          </table:table-cell>
          <table:table-cell table:style-name="ce1" office:value-type="string">
            <text:p>PG(16:0)</text:p>
          </table:table-cell>
          <table:table-cell table:style-name="ce1" office:value-type="string">
            <text:p>PG(17:0)</text:p>
          </table:table-cell>
          <table:table-cell table:style-name="ce1" office:value-type="string">
            <text:p>PG(34:1)/IS</text:p>
          </table:table-cell>
          <table:table-cell table:number-columns-repeated="1014"/>
        </table:table-row>
        <table:table-row table:style-name="ro2">
          <table:table-cell office:value-type="string">
            <text:p>Flower</text:p>
          </table:table-cell>
          <table:table-cell office:value-type="string">
            <text:p>Mean</text:p>
          </table:table-cell>
          <table:table-cell table:style-name="ce3" office:value-type="float" office:value="5773.42487883683">
            <text:p>5773.425</text:p>
          </table:table-cell>
          <table:table-cell table:style-name="ce3" office:value-type="float" office:value="18977.1809369952">
            <text:p>18977.181</text:p>
          </table:table-cell>
          <table:table-cell table:style-name="ce3" office:value-type="float" office:value="377562.600969305">
            <text:p>377562.601</text:p>
          </table:table-cell>
          <table:table-cell table:style-name="ce3" office:value-type="float" office:value="1246.97092084006">
            <text:p>1246.971</text:p>
          </table:table-cell>
          <table:table-cell table:style-name="ce3" office:value-type="float" office:value="629.398072967414">
            <text:p>629.398</text:p>
          </table:table-cell>
          <table:table-cell table:style-name="ce3" office:value-type="float" office:value="2538.37600591823">
            <text:p>2538.376</text:p>
          </table:table-cell>
          <table:table-cell table:style-name="ce3" office:value-type="float" office:value="392.4321569052">
            <text:p>392.432</text:p>
          </table:table-cell>
          <table:table-cell table:style-name="ce3" office:value-type="float" office:value="4.52212117931507">
            <text:p>4.522</text:p>
          </table:table-cell>
          <table:table-cell table:number-columns-repeated="1014"/>
        </table:table-row>
        <table:table-row table:style-name="ro2">
          <table:table-cell office:value-type="string">
            <text:p>Flower</text:p>
          </table:table-cell>
          <table:table-cell office:value-type="string">
            <text:p>SEM</text:p>
          </table:table-cell>
          <table:table-cell table:style-name="ce3" office:value-type="float" office:value="365.285680560458">
            <text:p>365.286</text:p>
          </table:table-cell>
          <table:table-cell table:style-name="ce3" office:value-type="float" office:value="4469.01456582798">
            <text:p>4469.015</text:p>
          </table:table-cell>
          <table:table-cell table:style-name="ce3" office:value-type="float" office:value="51377.9273218654">
            <text:p>51377.927</text:p>
          </table:table-cell>
          <table:table-cell table:style-name="ce3" office:value-type="float" office:value="800.67131204265">
            <text:p>800.671</text:p>
          </table:table-cell>
          <table:table-cell table:style-name="ce3" office:value-type="float" office:value="49.234731674558">
            <text:p>49.235</text:p>
          </table:table-cell>
          <table:table-cell table:style-name="ce3" office:value-type="float" office:value="317.28929673958">
            <text:p>317.289</text:p>
          </table:table-cell>
          <table:table-cell table:style-name="ce3" office:value-type="float" office:value="68.710649994402">
            <text:p>68.711</text:p>
          </table:table-cell>
          <table:table-cell table:style-name="ce3" office:value-type="float" office:value="4.52212117931507">
            <text:p>4.522</text:p>
          </table:table-cell>
          <table:table-cell table:number-columns-repeated="1014"/>
        </table:table-row>
        <table:table-row table:style-name="ro2">
          <table:table-cell office:value-type="string">
            <text:p>Leaf</text:p>
          </table:table-cell>
          <table:table-cell office:value-type="string">
            <text:p>Mean</text:p>
          </table:table-cell>
          <table:table-cell table:style-name="ce3" office:value-type="float" office:value="86870.9612277867">
            <text:p>86870.961</text:p>
          </table:table-cell>
          <table:table-cell table:style-name="ce3" office:value-type="float" office:value="82441.437802908">
            <text:p>82441.438</text:p>
          </table:table-cell>
          <table:table-cell table:style-name="ce3" office:value-type="float" office:value="130418.012924071">
            <text:p>130418.013</text:p>
          </table:table-cell>
          <table:table-cell table:style-name="ce3" office:value-type="float" office:value="9399.23263327948">
            <text:p>9399.233</text:p>
          </table:table-cell>
          <table:table-cell table:style-name="ce3" office:value-type="float" office:value="903.409295947458">
            <text:p>903.409</text:p>
          </table:table-cell>
          <table:table-cell table:style-name="ce3" office:value-type="float" office:value="22385.503500415">
            <text:p>22385.504</text:p>
          </table:table-cell>
          <table:table-cell table:style-name="ce3" office:value-type="float" office:value="635.803471545596">
            <text:p>635.803</text:p>
          </table:table-cell>
          <table:table-cell table:style-name="ce3" office:value-type="float" office:value="199.762729601963">
            <text:p>199.763</text:p>
          </table:table-cell>
          <table:table-cell table:number-columns-repeated="1014"/>
        </table:table-row>
        <table:table-row table:style-name="ro2">
          <table:table-cell office:value-type="string">
            <text:p>Leaf</text:p>
          </table:table-cell>
          <table:table-cell office:value-type="string">
            <text:p>SEM</text:p>
          </table:table-cell>
          <table:table-cell table:style-name="ce3" office:value-type="float" office:value="3672.16553670812">
            <text:p>3672.166</text:p>
          </table:table-cell>
          <table:table-cell table:style-name="ce3" office:value-type="float" office:value="15470.5169628433">
            <text:p>15470.517</text:p>
          </table:table-cell>
          <table:table-cell table:style-name="ce3" office:value-type="float" office:value="15107.8894325058">
            <text:p>15107.889</text:p>
          </table:table-cell>
          <table:table-cell table:style-name="ce3" office:value-type="float" office:value="1646.0324679842">
            <text:p>1646.032</text:p>
          </table:table-cell>
          <table:table-cell table:style-name="ce3" office:value-type="float" office:value="58.9447044277934">
            <text:p>58.945</text:p>
          </table:table-cell>
          <table:table-cell table:style-name="ce3" office:value-type="float" office:value="1290.82461445633">
            <text:p>1290.825</text:p>
          </table:table-cell>
          <table:table-cell table:style-name="ce3" office:value-type="float" office:value="29.9358488587157">
            <text:p>29.936</text:p>
          </table:table-cell>
          <table:table-cell table:style-name="ce3" office:value-type="float" office:value="48.7887651440322">
            <text:p>48.789</text:p>
          </table:table-cell>
          <table:table-cell table:number-columns-repeated="1014"/>
        </table:table-row>
        <table:table-row table:style-name="ro2">
          <table:table-cell table:number-columns-repeated="2"/>
          <table:table-cell office:value-type="float" office:value="107877.625201939">
            <text:p>107877.63</text:p>
          </table:table-cell>
          <table:table-cell office:value-type="float" office:value="65371.5670436187">
            <text:p>65371.57</text:p>
          </table:table-cell>
          <table:table-cell office:value-type="float" office:value="5564.41841680129">
            <text:p>5564.42</text:p>
          </table:table-cell>
          <table:table-cell office:value-type="float" office:value="4129.64458804523">
            <text:p>4129.64</text:p>
          </table:table-cell>
          <table:table-cell office:value-type="float" office:value="1082.12893796687">
            <text:p>1082.13</text:p>
          </table:table-cell>
          <table:table-cell office:value-type="float" office:value="41192.3852441269">
            <text:p>41192.39</text:p>
          </table:table-cell>
          <table:table-cell office:value-type="float" office:value="779.270867164664">
            <text:p>779.27</text:p>
          </table:table-cell>
          <table:table-cell office:value-type="float" office:value="298.550214716178">
            <text:p>298.55</text:p>
          </table:table-cell>
          <table:table-cell table:number-columns-repeated="1014"/>
        </table:table-row>
        <table:table-row table:style-name="ro2">
          <table:table-cell table:number-columns-repeated="2"/>
          <table:table-cell office:value-type="float" office:value="5155.96070875332">
            <text:p>5155.96</text:p>
          </table:table-cell>
          <table:table-cell office:value-type="float" office:value="10892.5216123963">
            <text:p>10892.52</text:p>
          </table:table-cell>
          <table:table-cell office:value-type="float" office:value="918.696215244125">
            <text:p>918.7</text:p>
          </table:table-cell>
          <table:table-cell office:value-type="float" office:value="705.365332915435">
            <text:p>705.37</text:p>
          </table:table-cell>
          <table:table-cell office:value-type="float" office:value="86.2838684276618">
            <text:p>86.28</text:p>
          </table:table-cell>
          <table:table-cell office:value-type="float" office:value="2218.55682160831">
            <text:p>2218.56</text:p>
          </table:table-cell>
          <table:table-cell office:value-type="float" office:value="27.3257790992619">
            <text:p>27.33</text:p>
          </table:table-cell>
          <table:table-cell office:value-type="float" office:value="40.8783883539941">
            <text:p>40.88</text:p>
          </table:table-cell>
          <table:table-cell table:number-columns-repeated="1014"/>
        </table:table-row>
        <table:table-row table:style-name="ro2">
          <table:table-cell table:number-columns-repeated="2"/>
          <table:table-cell office:value-type="float" office:value="43177.5040387722">
            <text:p>43177.5</text:p>
          </table:table-cell>
          <table:table-cell office:value-type="float" office:value="24609.2487883683">
            <text:p>24609.25</text:p>
          </table:table-cell>
          <table:table-cell table:number-columns-repeated="2" office:value-type="float" office:value="0">
            <text:p>0</text:p>
          </table:table-cell>
          <table:table-cell office:value-type="float" office:value="157.056313377359">
            <text:p>157.06</text:p>
          </table:table-cell>
          <table:table-cell office:value-type="float" office:value="6848.64539352604">
            <text:p>6848.65</text:p>
          </table:table-cell>
          <table:table-cell office:value-type="float" office:value="171.851881924146">
            <text:p>171.85</text:p>
          </table:table-cell>
          <table:table-cell office:value-type="float" office:value="152.883782613403">
            <text:p>152.88</text:p>
          </table:table-cell>
          <table:table-cell table:number-columns-repeated="1014"/>
        </table:table-row>
        <table:table-row table:style-name="ro2">
          <table:table-cell table:number-columns-repeated="2"/>
          <table:table-cell office:value-type="float" office:value="43177.5040387722">
            <text:p>43177.5</text:p>
          </table:table-cell>
          <table:table-cell office:value-type="float" office:value="24609.2487883683">
            <text:p>24609.25</text:p>
          </table:table-cell>
          <table:table-cell table:number-columns-repeated="2" office:value-type="float" office:value="0">
            <text:p>0</text:p>
          </table:table-cell>
          <table:table-cell office:value-type="float" office:value="157.056313377359">
            <text:p>157.06</text:p>
          </table:table-cell>
          <table:table-cell office:value-type="float" office:value="6848.64539352604">
            <text:p>6848.65</text:p>
          </table:table-cell>
          <table:table-cell office:value-type="float" office:value="171.851881924146">
            <text:p>171.85</text:p>
          </table:table-cell>
          <table:table-cell office:value-type="float" office:value="152.883782613403">
            <text:p>152.88</text:p>
          </table:table-cell>
          <table:table-cell table:number-columns-repeated="1014"/>
        </table:table-row>
        <table:table-row table:style-name="ro2">
          <table:table-cell table:number-columns-repeated="2"/>
          <table:table-cell office:value-type="float" office:value="12975.5654281099">
            <text:p>12975.57</text:p>
          </table:table-cell>
          <table:table-cell office:value-type="float" office:value="14540.5896607431">
            <text:p>14540.59</text:p>
          </table:table-cell>
          <table:table-cell office:value-type="float" office:value="174281.098546042">
            <text:p>174281.1</text:p>
          </table:table-cell>
          <table:table-cell office:value-type="float" office:value="1338.85298869144">
            <text:p>1338.85</text:p>
          </table:table-cell>
          <table:table-cell office:value-type="float" office:value="1091.25212009671">
            <text:p>1091.25</text:p>
          </table:table-cell>
          <table:table-cell office:value-type="float" office:value="3356.10181877233">
            <text:p>3356.1</text:p>
          </table:table-cell>
          <table:table-cell office:value-type="float" office:value="520.438634477283">
            <text:p>520.44</text:p>
          </table:table-cell>
          <table:table-cell office:value-type="float" office:value="4.21763920464797">
            <text:p>4.22</text:p>
          </table:table-cell>
          <table:table-cell table:number-columns-repeated="1014"/>
        </table:table-row>
        <table:table-row table:style-name="ro2">
          <table:table-cell table:number-columns-repeated="2"/>
          <table:table-cell office:value-type="float" office:value="1738.61081294007">
            <text:p>1738.61</text:p>
          </table:table-cell>
          <table:table-cell office:value-type="float" office:value="1302.20331381228">
            <text:p>1302.2</text:p>
          </table:table-cell>
          <table:table-cell office:value-type="float" office:value="77035.9410873761">
            <text:p>77035.94</text:p>
          </table:table-cell>
          <table:table-cell office:value-type="float" office:value="774.899786128787">
            <text:p>774.9</text:p>
          </table:table-cell>
          <table:table-cell office:value-type="float" office:value="47.8817736090207">
            <text:p>47.88</text:p>
          </table:table-cell>
          <table:table-cell office:value-type="float" office:value="452.055809246601">
            <text:p>452.06</text:p>
          </table:table-cell>
          <table:table-cell office:value-type="float" office:value="30.8959479495166">
            <text:p>30.9</text:p>
          </table:table-cell>
          <table:table-cell office:value-type="float" office:value="4.21763920464797">
            <text:p>4.22</text:p>
          </table:table-cell>
          <table:table-cell table:number-columns-repeated="1014"/>
        </table:table-row>
        <table:table-row table:style-name="ro2" table:number-rows-repeated="65524">
          <table:table-cell table:number-columns-repeated="1024"/>
        </table:table-row>
        <table:table-row table:style-name="ro2">
          <table:table-cell table:number-columns-repeated="1024"/>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table-cell">
      <style:table-cell-properties style:decimal-places="2"/>
      <style:paragraph-properties style:tab-stop-distance="12.7mm"/>
      <style:text-properties style:font-name="Nimbus Sans L" fo:language="en" fo:country="AU" style:font-name-asian="DejaVu LGC Sans" style:language-asian="zh" style:country-asian="CN" style:font-name-complex="DejaVu LGC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number:number-style style:name="N118">
      <number:number number:decimal-places="3" number:min-integer-digits="1"/>
    </number:number-style>
    <number:number-style style:name="N119">
      <number:number number:decimal-places="4" number:min-integer-digits="1"/>
    </number:number-style>
    <number:number-style style:name="N120">
      <number:number number:decimal-places="5" number:min-integer-digits="1"/>
    </number:number-style>
    <number:number-style style:name="N121P0" style:volatile="true">
      <number:text>$</number:text>
      <number:number number:decimal-places="0" number:min-integer-digits="1" number:grouping="true"/>
    </number:number-style>
    <number:number-style style:name="N121">
      <number:text>-$</number:text>
      <number:number number:decimal-places="0" number:min-integer-digits="1" number:grouping="true"/>
      <style:map style:condition="value()&gt;=0" style:apply-style-name="N121P0"/>
    </number:number-style>
    <number:number-style style:name="N122P0" style:volatile="true">
      <number:text>$</number:text>
      <number:number number:decimal-places="0" number:min-integer-digits="1" number:grouping="true"/>
    </number:number-style>
    <number:number-style style:name="N122">
      <style:text-properties fo:color="#ff0000"/>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2" number:min-integer-digits="1" number:grouping="true"/>
    </number:number-style>
    <number:number-style style:name="N123">
      <number:text>-$</number:text>
      <number:number number:decimal-places="2" number:min-integer-digits="1" number:grouping="true"/>
      <style:map style:condition="value()&gt;=0" style:apply-style-name="N123P0"/>
    </number:number-style>
    <number:number-style style:name="N124P0" style:volatile="true">
      <number:text>$</number:text>
      <number:number number:decimal-places="2" number:min-integer-digits="1" number:grouping="true"/>
    </number:number-style>
    <number:number-style style:name="N124">
      <style:text-properties fo:color="#ff0000"/>
      <number:text>-$</number:text>
      <number:number number:decimal-places="2" number:min-integer-digits="1" number:grouping="true"/>
      <style:map style:condition="value()&gt;=0" style:apply-style-name="N124P0"/>
    </number:number-style>
    <number:number-style style:name="N125P0" style:volatile="true">
      <number:text> </number:text>
      <number:number number:decimal-places="0" number:min-integer-digits="1" number:grouping="true"/>
      <number:text> </number:text>
    </number:number-style>
    <number:number-style style:name="N125P1" style:volatile="true">
      <number:text>-</number:text>
      <number:number number:decimal-places="0" number:min-integer-digits="1" number:grouping="true"/>
      <number:text> </number:text>
    </number:number-style>
    <number:number-style style:name="N125P2" style:volatile="true">
      <number:text> -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 $</number:text>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text> </number:text>
      <number:number number:decimal-places="2" number:min-integer-digits="1" number:grouping="true"/>
      <number:text> </number:text>
    </number:number-style>
    <number:number-style style:name="N127P1" style:volatile="true">
      <number:text>-</number:text>
      <number:number number:decimal-places="2" number:min-integer-digits="1" number:grouping="true"/>
      <number:text> </number:text>
    </number:number-style>
    <number:number-style style:name="N127P2" style:volatile="true">
      <number:text> -</number:text>
      <number:number number: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text> $</number:text>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integer-digits="3" number:min-exponent-digits="1"/>
    </number:number-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0.88mm solid #000000" fo:padding="0.18mm" fo:background-color="#c0c0c0">
          <style:background-image/>
        </style:header-footer-properties>
      </style:header-style>
      <style:footer-style>
        <style:header-footer-properties fo:min-height="7.51mm" fo:margin-left="0mm" fo:margin-right="0mm" fo:margin-top="2.5mm" fo:border="0.88mm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27">01/27/2011</text:date>, <text:time>11:52: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co1" style:family="table-column">
      <style:table-column-properties fo:break-before="auto" style:column-width="17.29mm"/>
    </style:style>
    <style:style style:name="co2" style:family="table-column">
      <style:table-column-properties fo:break-before="auto" style:column-width="17.44mm"/>
    </style:style>
    <style:style style:name="co3" style:family="table-column">
      <style:table-column-properties fo:break-before="auto" style:column-width="21.96mm"/>
    </style:style>
    <style:style style:name="co4" style:family="table-column">
      <style:table-column-properties fo:break-before="auto" style:column-width="20mm"/>
    </style:style>
    <style:style style:name="co5" style:family="table-column">
      <style:table-column-properties fo:break-before="auto" style:column-width="22.67mm"/>
    </style:style>
    <style:style style:name="ro1" style:family="table-row">
      <style:table-row-properties style:row-height="5.79mm" fo:break-before="auto" style:use-optimal-row-height="true"/>
    </style:style>
    <style:style style:name="ro2" style:family="table-row">
      <style:table-row-properties style:row-height="5.5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2mm solid #000000"/>
      <style:text-properties fo:font-weight="bold" style:font-weight-asian="bold" style:font-weight-complex="bold"/>
    </style:style>
    <style:style style:name="ce2" style:family="table-cell" style:parent-style-name="Default">
      <style:table-cell-properties fo:border="0.02mm solid #000000"/>
    </style:style>
    <style:style style:name="ce3" style:family="table-cell" style:parent-style-name="Default" style:data-style-name="N118">
      <style:table-cell-properties fo:border="0.02m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19" table:default-cell-style-name="ce2"/>
        <table:table-row table:style-name="ro1">
          <table:table-cell table:style-name="ce1" office:value-type="string">
            <text:p>Group</text:p>
          </table:table-cell>
          <table:table-cell table:style-name="ce1" office:value-type="string">
            <text:p>StatType</text:p>
          </table:table-cell>
          <table:table-cell table:style-name="ce1" office:value-type="string">
            <text:p>CE</text:p>
          </table:table-cell>
          <table:table-cell table:style-name="ce1" office:value-type="string">
            <text:p>PG</text:p>
          </table:table-cell>
          <table:table-cell table:number-columns-repeated="1019"/>
        </table:table-row>
        <table:table-row table:style-name="ro2">
          <table:table-cell office:value-type="string">
            <text:p>Flower</text:p>
          </table:table-cell>
          <table:table-cell office:value-type="string">
            <text:p>Mean</text:p>
          </table:table-cell>
          <table:table-cell table:style-name="ce3" office:value-type="float" office:value="403560.177705977">
            <text:p>403560.178</text:p>
          </table:table-cell>
          <table:table-cell table:style-name="ce3" office:value-type="float" office:value="3564.72835697016">
            <text:p>3564.728</text:p>
          </table:table-cell>
          <table:table-cell table:number-columns-repeated="1019"/>
        </table:table-row>
        <table:table-row table:style-name="ro2">
          <table:table-cell office:value-type="string">
            <text:p>Flower</text:p>
          </table:table-cell>
          <table:table-cell office:value-type="string">
            <text:p>SEM</text:p>
          </table:table-cell>
          <table:table-cell table:style-name="ce3" office:value-type="float" office:value="51579.4340339133">
            <text:p>51579.434</text:p>
          </table:table-cell>
          <table:table-cell table:style-name="ce3" office:value-type="float" office:value="328.387209908024">
            <text:p>328.387</text:p>
          </table:table-cell>
          <table:table-cell table:number-columns-repeated="1019"/>
        </table:table-row>
        <table:table-row table:style-name="ro2">
          <table:table-cell office:value-type="string">
            <text:p>Leaf</text:p>
          </table:table-cell>
          <table:table-cell office:value-type="string">
            <text:p>Mean</text:p>
          </table:table-cell>
          <table:table-cell table:style-name="ce3" office:value-type="float" office:value="309129.644588045">
            <text:p>309129.645</text:p>
          </table:table-cell>
          <table:table-cell table:style-name="ce3" office:value-type="float" office:value="24124.47899751">
            <text:p>24124.479</text:p>
          </table:table-cell>
          <table:table-cell table:number-columns-repeated="1019"/>
        </table:table-row>
        <table:table-row table:style-name="ro2">
          <table:table-cell office:value-type="string">
            <text:p>Leaf</text:p>
          </table:table-cell>
          <table:table-cell office:value-type="string">
            <text:p>SEM</text:p>
          </table:table-cell>
          <table:table-cell table:style-name="ce3" office:value-type="float" office:value="21994.9867200935">
            <text:p>21994.987</text:p>
          </table:table-cell>
          <table:table-cell table:style-name="ce3" office:value-type="float" office:value="1293.4369571485">
            <text:p>1293.437</text:p>
          </table:table-cell>
          <table:table-cell table:number-columns-repeated="1019"/>
        </table:table-row>
        <table:table-row table:style-name="ro2" table:number-rows-repeated="65530">
          <table:table-cell table:number-columns-repeated="1023"/>
        </table:table-row>
        <table:table-row table:style-name="ro2">
          <table:table-cell table:number-columns-repeated="1023"/>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table-cell">
      <style:table-cell-properties style:decimal-places="2"/>
      <style:paragraph-properties style:tab-stop-distance="12.7mm"/>
      <style:text-properties style:font-name="Nimbus Sans L" fo:language="en" fo:country="AU" style:font-name-asian="DejaVu LGC Sans" style:language-asian="zh" style:country-asian="CN" style:font-name-complex="DejaVu LGC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number:number-style style:name="N118">
      <number:number number:decimal-places="3" number:min-integer-digits="1"/>
    </number:number-style>
    <number:number-style style:name="N119">
      <number:number number:decimal-places="4" number:min-integer-digits="1"/>
    </number:number-style>
    <number:number-style style:name="N120">
      <number:number number:decimal-places="5" number:min-integer-digits="1"/>
    </number:number-style>
    <number:number-style style:name="N121P0" style:volatile="true">
      <number:text>$</number:text>
      <number:number number:decimal-places="0" number:min-integer-digits="1" number:grouping="true"/>
    </number:number-style>
    <number:number-style style:name="N121">
      <number:text>-$</number:text>
      <number:number number:decimal-places="0" number:min-integer-digits="1" number:grouping="true"/>
      <style:map style:condition="value()&gt;=0" style:apply-style-name="N121P0"/>
    </number:number-style>
    <number:number-style style:name="N122P0" style:volatile="true">
      <number:text>$</number:text>
      <number:number number:decimal-places="0" number:min-integer-digits="1" number:grouping="true"/>
    </number:number-style>
    <number:number-style style:name="N122">
      <style:text-properties fo:color="#ff0000"/>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2" number:min-integer-digits="1" number:grouping="true"/>
    </number:number-style>
    <number:number-style style:name="N123">
      <number:text>-$</number:text>
      <number:number number:decimal-places="2" number:min-integer-digits="1" number:grouping="true"/>
      <style:map style:condition="value()&gt;=0" style:apply-style-name="N123P0"/>
    </number:number-style>
    <number:number-style style:name="N124P0" style:volatile="true">
      <number:text>$</number:text>
      <number:number number:decimal-places="2" number:min-integer-digits="1" number:grouping="true"/>
    </number:number-style>
    <number:number-style style:name="N124">
      <style:text-properties fo:color="#ff0000"/>
      <number:text>-$</number:text>
      <number:number number:decimal-places="2" number:min-integer-digits="1" number:grouping="true"/>
      <style:map style:condition="value()&gt;=0" style:apply-style-name="N124P0"/>
    </number:number-style>
    <number:number-style style:name="N125P0" style:volatile="true">
      <number:text> </number:text>
      <number:number number:decimal-places="0" number:min-integer-digits="1" number:grouping="true"/>
      <number:text> </number:text>
    </number:number-style>
    <number:number-style style:name="N125P1" style:volatile="true">
      <number:text>-</number:text>
      <number:number number:decimal-places="0" number:min-integer-digits="1" number:grouping="true"/>
      <number:text> </number:text>
    </number:number-style>
    <number:number-style style:name="N125P2" style:volatile="true">
      <number:text> -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 $</number:text>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text> </number:text>
      <number:number number:decimal-places="2" number:min-integer-digits="1" number:grouping="true"/>
      <number:text> </number:text>
    </number:number-style>
    <number:number-style style:name="N127P1" style:volatile="true">
      <number:text>-</number:text>
      <number:number number:decimal-places="2" number:min-integer-digits="1" number:grouping="true"/>
      <number:text> </number:text>
    </number:number-style>
    <number:number-style style:name="N127P2" style:volatile="true">
      <number:text> -</number:text>
      <number:number number: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text> $</number:text>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integer-digits="3" number:min-exponent-digits="1"/>
    </number:number-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0.88mm solid #000000" fo:padding="0.18mm" fo:background-color="#c0c0c0">
          <style:background-image/>
        </style:header-footer-properties>
      </style:header-style>
      <style:footer-style>
        <style:header-footer-properties fo:min-height="7.51mm" fo:margin-left="0mm" fo:margin-right="0mm" fo:margin-top="2.5mm" fo:border="0.88mm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27">01/27/2011</text:date>, <text:time>11:52:49</text:time></text:p>
        </style:region-right>
      </style:header>
      <style:header-left style:display="false"/>
      <style:footer>
        <text:p>Page <text:page-number>1</text:page-number> / <text:page-count>99</text:page-count></text:p>
      </style:footer>
      <style:footer-left style:display="false"/>
    </style:master-page>
  </office:master-styles>
</office:document-styles>
</file>